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4.58cm"/>
    </style:style>
    <style:style style:name="gr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3.306cm" fo:min-width="4.58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09cm" fo:min-width="4.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781cm" fo:min-width="4.58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836cm" fo:min-width="4.5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8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37cm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119cm"/>
    </style:style>
    <style:style style:name="gr17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0.582cm"/>
    </style:style>
    <style:style style:name="gr18" style:family="graphic" style:parent-style-name="Object_20_without_20_fill_5f_1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textarea-horizontal-align="justify" draw:textarea-vertical-align="middle" draw:auto-grow-height="false" fo:min-height="0.397cm" fo:min-width="0.148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2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949cm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05cm"/>
    </style:style>
    <style:style style:name="gr23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06cm"/>
    </style:style>
    <style:style style:name="gr2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2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fill-color="#ff860d" draw:textarea-horizontal-align="justify" draw:textarea-vertical-align="top" draw:auto-grow-height="false" fo:min-height="9.61cm" fo:min-width="6.358cm"/>
    </style:style>
    <style:style style:name="gr28" style:family="graphic" style:parent-style-name="standard">
      <style:graphic-properties draw:textarea-horizontal-align="justify" draw:textarea-vertical-align="top" draw:auto-grow-height="false" fo:min-height="8.386cm" fo:min-width="12.962cm"/>
    </style:style>
    <style:style style:name="gr29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14cm"/>
    </style:style>
    <style:style style:name="gr30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423cm"/>
    </style:style>
    <style:style style:name="gr31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156cm"/>
    </style:style>
    <style:style style:name="gr32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3.793cm"/>
    </style:style>
    <style:style style:name="gr33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135cm"/>
    </style:style>
    <style:style style:name="gr34" style:family="graphic" style:parent-style-name="Object_20_without_20_fill_5f_1">
      <style:graphic-properties svg:stroke-width="0.081cm" svg:stroke-color="#000000" draw:marker-start-width="0.321cm" draw:marker-end="Arrow" draw:marker-end-width="0.421cm" draw:fill="solid" draw:textarea-vertical-align="top" fo:padding-top="0.165cm" fo:padding-bottom="0.165cm" fo:padding-left="0.29cm" fo:padding-right="0.29cm"/>
    </style:style>
    <style:style style:name="gr35" style:family="graphic" style:parent-style-name="standard">
      <style:graphic-properties draw:textarea-horizontal-align="justify" draw:textarea-vertical-align="top" draw:auto-grow-height="false" fo:min-height="0.398cm" fo:min-width="0.148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673cm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83cm"/>
    </style:style>
    <style:style style:name="gr38" style:family="graphic" style:parent-style-name="standard" style:list-style-name="L1">
      <style:graphic-properties draw:stroke="solid" svg:stroke-color="#000000" draw:fill="solid" draw:fill-color="#aa55a1" draw:textarea-vertical-align="middle" draw:auto-grow-height="true" draw:auto-grow-width="false" fo:max-height="0cm" fo:min-height="1.897cm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</style:style>
    <style:style style:name="gr40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02cm"/>
    </style:style>
    <style:style style:name="gr41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595cm"/>
    </style:style>
    <style:style style:name="gr42" style:family="graphic" style:parent-style-name="standard" style:list-style-name="L1">
      <style:graphic-properties draw:stroke="solid" svg:stroke-color="#000000" draw:fill="solid" draw:fill-color="#e8f2a1" draw:textarea-vertical-align="middle" draw:auto-grow-height="true" draw:auto-grow-width="false" fo:max-height="0cm" fo:min-height="1.174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02cm" fo:min-width="0.415cm"/>
    </style:style>
    <style:style style:name="gr44" style:family="graphic" style:parent-style-name="Object_20_without_20_fill_5f_1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3.319cm"/>
    </style:style>
    <style:style style:name="gr4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2a6099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81d41a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0000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3.814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2.073cm" style:use-optimal-column-width="false"/>
    </style:style>
    <style:style style:name="co3" style:family="table-column">
      <style:table-column-properties style:column-width="2.617cm" style:use-optimal-column-width="false"/>
    </style:style>
    <style:style style:name="co4" style:family="table-column">
      <style:table-column-properties style:column-width="2.2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-3.899cm"/>
    </style:style>
    <style:style style:name="ro3" style:family="table-row">
      <style:table-row-properties style:row-height="0.974cm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e8f2a1"/>
      <style:paragraph-properties fo:text-align="center" style:writing-mode="lr-tb"/>
      <style:text-properties fo:font-size="12pt"/>
    </style:style>
    <style:style style:name="P11" style:family="paragraph">
      <loext:graphic-properties draw:fill="solid"/>
      <style:paragraph-properties fo:text-align="center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  <style:text-properties fo:font-size="15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16" style:family="paragraph">
      <loext:graphic-properties draw:fill="solid" draw:fill-color="#e8f2a1"/>
      <style:paragraph-properties fo:text-align="center" style:writing-mode="lr-tb"/>
      <style:text-properties fo:font-size="15pt"/>
    </style:style>
    <style:style style:name="P17" style:family="paragraph">
      <loext:graphic-properties draw:fill="solid"/>
      <style:paragraph-properties fo:text-align="center"/>
      <style:text-properties fo:font-size="15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f860d"/>
      <style:paragraph-properties fo:text-align="center"/>
      <style:text-properties fo:font-size="11pt" fo:font-weight="bold" style:font-size-asian="16pt" style:font-size-complex="16pt"/>
    </style:style>
    <style:style style:name="P20" style:family="paragraph">
      <style:paragraph-properties fo:text-align="center"/>
      <style:text-properties fo:font-size="11pt" fo:font-weight="bold" style:font-size-asian="16pt" style:font-size-complex="1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6pt" style:font-size-complex="16pt"/>
    </style:style>
    <style:style style:name="P22" style:family="paragraph">
      <loext:graphic-properties draw:fill="solid" draw:fill-color="#e8f2a1"/>
      <style:paragraph-properties fo:text-align="center" style:writing-mode="lr-tb"/>
      <style:text-properties fo:font-size="11pt" fo:font-weight="bold" style:font-size-asian="16pt" style:font-size-complex="16pt"/>
    </style:style>
    <style:style style:name="P23" style:family="paragraph">
      <loext:graphic-properties draw:fill="solid"/>
      <style:paragraph-properties fo:text-align="center"/>
      <style:text-properties fo:font-size="11pt" fo:font-weight="bold" style:font-size-asian="16pt" style:font-size-complex="16pt"/>
    </style:style>
    <style:style style:name="P24" style:family="paragraph">
      <style:paragraph-properties fo:text-align="center"/>
      <style:text-properties fo:font-size="12pt" fo:font-weight="bold"/>
    </style:style>
    <style:style style:name="P25" style:family="paragraph">
      <style:paragraph-properties fo:text-align="center" style:writing-mode="lr-tb"/>
      <style:text-properties fo:font-size="12pt" fo:font-weight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9pt" style:font-size-complex="9pt"/>
    </style:style>
    <style:style style:name="P28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Noto Sans CJK SC" style:font-size-asian="12pt" style:font-name-complex="FreeSans" style:font-size-complex="12pt"/>
    </style:style>
    <style:style style:name="P29" style:family="paragraph">
      <loext:graphic-properties draw:fill="solid" draw:fill-color="#aa55a1"/>
      <style:paragraph-properties fo:margin-left="0cm" fo:margin-right="0cm" fo:text-align="center" fo:text-indent="0cm" style:writing-mode="lr-tb"/>
      <style:text-properties style:font-name="Liberation Sans" fo:font-size="12pt" fo:font-weight="bold" style:letter-kerning="true" style:font-name-asian="Noto Sans CJK SC" style:font-size-asian="12pt" style:font-name-complex="FreeSans" style:font-size-complex="1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1pt" style:text-underline-style="none" fo:font-weight="bold" style:font-size-asian="16pt" style:font-weight-asian="bold" style:font-size-complex="16pt" style:font-weight-complex="bold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="solid" draw:fill-color="#e8f2a1"/>
      <style:paragraph-properties fo:margin-left="0cm" fo:margin-right="0cm" fo:text-align="center" fo:text-indent="0cm" style:writing-mode="lr-tb"/>
      <style:text-properties style:font-name="Liberation Sans" fo:font-size="11pt" style:text-underline-style="none" fo:font-weight="bold" style:letter-kerning="true" style:font-name-asian="Noto Sans CJK SC" style:font-size-asian="16pt" style:font-weight-asian="normal" style:font-name-complex="FreeSans" style:font-size-complex="16pt" style:font-weight-complex="normal"/>
    </style:style>
    <style:style style:name="P3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/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 style:writing-mode="lr-tb"/>
    </style:style>
    <style:style style:name="P40" style:family="paragraph">
      <loext:graphic-properties draw:fill="solid" draw:fill-color="#2a6099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81d41a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0000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style:writing-mode="lr-tb"/>
      <style:text-properties fo:font-size="14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5pt"/>
    </style:style>
    <style:style style:name="T4" style:family="text">
      <style:text-properties fo:font-size="12pt" style:text-underline-style="none" fo:font-weight="bold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 fo:font-weight="bold"/>
    </style:style>
    <style:style style:name="T7" style:family="text">
      <style:text-properties fo:font-size="10pt" fo:font-weight="bold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bold"/>
    </style:style>
    <style:style style:name="T10" style:family="text">
      <style:text-properties fo:font-size="12pt" style:text-underline-style="none" fo:font-weight="bold" style:font-weight-asian="bold" style:font-weight-complex="bold"/>
    </style:style>
    <style:style style:name="T11" style:family="text">
      <style:text-properties fo:font-size="12pt" style:text-underline-style="none" fo:font-weight="normal" style:font-weight-asian="normal" style:font-weight-complex="normal"/>
    </style:style>
    <style:style style:name="T12" style:family="text">
      <style:text-properties style:font-name="Liberation Sans" fo:font-size="12pt" fo:font-weight="bold" style:letter-kerning="true" style:font-name-asian="Noto Sans CJK SC" style:font-size-asian="18pt" style:font-name-complex="FreeSans" style:font-size-complex="18pt"/>
    </style:style>
    <style:style style:name="T13" style:family="text">
      <style:text-properties fo:font-size="14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0.762cm" svg:x="3.786cm" svg:y="4.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.016cm" svg:x="3.78cm" svg:y="3.164cm">
          <draw:text-box>
            <text:p text:style-name="P2">Pre-processing</text:p>
          </draw:text-box>
        </draw:frame>
        <draw:frame draw:style-name="gr3" draw:text-style-name="P3" draw:layer="layout" svg:width="5.08cm" svg:height="0.962cm" svg:x="11.4cm" svg:y="3.218cm">
          <draw:text-box>
            <text:p text:style-name="P2">Filtering</text:p>
          </draw:text-box>
        </draw:frame>
        <draw:frame draw:style-name="gr3" draw:text-style-name="P3" xml:id="id1" draw:id="id1" draw:layer="layout" svg:width="5.08cm" svg:height="0.962cm" svg:x="19.02cm" svg:y="3.164cm">
          <draw:text-box>
            <text:p text:style-name="P2">Scoring</text:p>
          </draw:text-box>
        </draw:frame>
        <draw:frame draw:style-name="gr3" draw:text-style-name="P3" xml:id="id2" draw:id="id2" draw:layer="layout" svg:width="5.08cm" svg:height="0.962cm" svg:x="7.59cm" svg:y="9.952cm">
          <draw:text-box>
            <text:p text:style-name="P2">detection</text:p>
          </draw:text-box>
        </draw:frame>
        <draw:frame draw:style-name="gr4" draw:text-style-name="P3" draw:layer="layout" svg:width="5.08cm" svg:height="0.962cm" svg:x="15.21cm" svg:y="10.006cm">
          <draw:text-box>
            <text:p text:style-name="P2">post-processing</text:p>
          </draw:text-box>
        </draw:frame>
        <draw:line draw:style-name="gr5" draw:text-style-name="P4" draw:layer="layout" svg:x1="8.86cm" svg:y1="3.672cm" svg:x2="11.4cm" svg:y2="3.672cm">
          <text:p/>
        </draw:line>
        <draw:line draw:style-name="gr5" draw:text-style-name="P4" draw:layer="layout" svg:x1="16.56cm" svg:y1="3.672cm" svg:x2="19.1cm" svg:y2="3.672cm">
          <text:p/>
        </draw:line>
        <draw:connector draw:style-name="gr6" draw:text-style-name="P4" draw:layer="layout" draw:line-skew="0cm 1.205cm -3.38cm" svg:x1="24.1cm" svg:y1="3.645cm" svg:x2="7.59cm" svg:y2="10.433cm" draw:start-shape="id1" draw:start-glue-point="1" draw:end-shape="id2" draw:end-glue-point="3" svg:d="M24100 3645h500v4599h-20890v2189h3880" svg:viewBox="0 0 20891 6789">
          <text:p/>
        </draw:connector>
        <draw:frame draw:style-name="gr7" draw:text-style-name="P5" draw:layer="layout" svg:width="5.01cm" svg:height="0.645cm" svg:x="3.78cm" svg:y="4.18cm">
          <draw:text-box>
            <text:p><text:span text:style-name="T1">Ac</text:span><text:span text:style-name="T1">cel</text:span><text:span text:style-name="T1">ero</text:span><text:span text:style-name="T1">me</text:span><text:span text:style-name="T1">ter </text:span><text:span text:style-name="T1">ma</text:span><text:span text:style-name="T1">gni</text:span><text:span text:style-name="T1">tud</text:span><text:span text:style-name="T1">e</text:span></text:p>
          </draw:text-box>
        </draw:frame>
        <draw:frame draw:style-name="standard" draw:layer="layout" svg:width="5.446cm" svg:height="3.013cm" svg:x="11.208cm" svg:y="4.21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13 sample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Filter type</text:span></text:p>
              </table:table-cell>
              <table:table-cell>
                <text:p text:style-name="P6"><text:span text:style-name="T1">Gaussian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Filter std deviation</text:span></text:p>
              </table:table-cell>
              <table:table-cell>
                <text:p text:style-name="P6"><text:span text:style-name="T1">0.3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Cutoff frequency</text:span></text:p>
              </table:table-cell>
              <table:table-cell>
                <text:p text:style-name="P6"><text:span text:style-name="T1">3 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65cm" svg:height="2.097cm" svg:x="18.973cm" svg:y="4.214cm">
          <table:table table:template-name="bw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1">Type</text:span></text:p>
              </table:table-cell>
              <table:table-cell>
                <text:p text:style-name="P6"><text:span text:style-name="T1">Mean Differenc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35 sampl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4" draw:layer="layout" svg:x1="12.67cm" svg:y1="10.433cm" svg:x2="15.21cm" svg:y2="10.433cm">
          <text:p/>
        </draw:line>
        <draw:frame draw:style-name="standard" draw:layer="layout" svg:width="4.865cm" svg:height="0.973cm" svg:x="7.5cm" svg:y="10.972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Threshold</text:span></text:p>
              </table:table-cell>
              <table:table-cell>
                <text:p text:style-name="P6"><text:span text:style-name="T1">1.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65cm" svg:height="0.973cm" svg:x="15.273cm" svg:y="11.017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200 m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7" draw:layer="layout" svg:width="5.08cm" svg:height="3.556cm" svg:x="11.4cm" svg:y="4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cm" svg:height="2.34cm" svg:x="19.02cm" svg:y="4.1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08cm" svg:height="1.031cm" svg:x="7.59cm" svg:y="10.9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08cm" svg:height="1.086cm" svg:x="15.21cm" svg:y="10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4" draw:text-style-name="P9" xml:id="id6" draw:id="id6" draw:layer="layout" svg:width="4.718cm" svg:height="0.83cm" svg:x="11.284cm" svg:y="6.36cm">
          <draw:text-box>
            <text:p text:style-name="P2"><text:span text:style-name="T2">He</text:span><text:span text:style-name="T2">adi</text:span><text:span text:style-name="T2">ng </text:span><text:span text:style-name="T2">Es</text:span><text:span text:style-name="T2">tim</text:span><text:span text:style-name="T2">ati</text:span><text:span text:style-name="T2">on</text:span></text:p>
          </draw:text-box>
        </draw:frame>
        <draw:frame draw:style-name="gr15" draw:text-style-name="P9" xml:id="id5" draw:id="id5" draw:layer="layout" svg:width="4.34cm" svg:height="0.787cm" svg:x="8.079cm" svg:y="8.881cm">
          <draw:text-box>
            <text:p text:style-name="P2"><text:span text:style-name="T2">Step Detection</text:span></text:p>
          </draw:text-box>
        </draw:frame>
        <draw:frame draw:style-name="gr16" draw:text-style-name="P9" xml:id="id8" draw:id="id8" draw:layer="layout" svg:width="3.397cm" svg:height="1.369cm" svg:x="14.115cm" svg:y="8.595cm">
          <draw:text-box>
            <text:p text:style-name="P2"><text:span text:style-name="T2">Step Length </text:span><text:span text:style-name="T2">Estimation</text:span></text:p>
          </draw:text-box>
        </draw:frame>
        <draw:frame draw:style-name="gr16" draw:text-style-name="P9" xml:id="id4" draw:id="id4" draw:layer="layout" svg:width="2.83cm" svg:height="1.369cm" svg:x="6.922cm" svg:y="6.091cm">
          <draw:text-box>
            <text:p text:style-name="P2"><text:span text:style-name="T2">Orientation Estimation</text:span></text:p>
          </draw:text-box>
        </draw:frame>
        <draw:frame draw:style-name="gr17" draw:text-style-name="P10" xml:id="id3" draw:id="id3" draw:layer="layout" svg:width="2.831cm" svg:height="0.832cm" svg:x="2.07cm" svg:y="7.434cm">
          <draw:text-box>
            <text:p text:style-name="P2"><text:span text:style-name="T2">IMU Sensor</text:span></text:p>
          </draw:text-box>
        </draw:frame>
        <draw:connector draw:style-name="gr18" draw:text-style-name="P11" draw:layer="layout" draw:line-skew="-0.324cm" svg:x1="4.901cm" svg:y1="7.85cm" svg:x2="6.922cm" svg:y2="6.775cm" draw:start-shape="id3" draw:start-glue-point="1" draw:end-shape="id4" draw:end-glue-point="3" svg:d="M4901 7850h687v-1075h1334" svg:viewBox="0 0 2022 1076">
          <text:p/>
        </draw:connector>
        <draw:connector draw:style-name="gr18" draw:text-style-name="P11" draw:layer="layout" draw:line-skew="-0.902cm" svg:x1="4.901cm" svg:y1="7.85cm" svg:x2="8.079cm" svg:y2="9.274cm" draw:start-shape="id3" draw:start-glue-point="1" draw:end-shape="id5" draw:end-glue-point="3" svg:d="M4901 7850h687v1424h2491" svg:viewBox="0 0 3179 1425">
          <text:p/>
        </draw:connector>
        <draw:custom-shape draw:style-name="gr19" draw:text-style-name="P12" xml:id="id7" draw:id="id7" draw:layer="layout" svg:width="0.914cm" svg:height="0.915cm" svg:x="18.001cm" svg:y="7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914cm" svg:height="0.725cm" svg:x="18.001cm" svg:y="7.697cm">
          <draw:text-box>
            <text:p text:style-name="P2"><text:span text:style-name="T2">+</text:span></text:p>
          </draw:text-box>
        </draw:frame>
        <draw:connector draw:style-name="gr18" draw:text-style-name="P11" draw:layer="layout" svg:x1="16.002cm" svg:y1="6.775cm" svg:x2="18.458cm" svg:y2="7.621cm" draw:start-shape="id6" draw:start-glue-point="1" draw:end-shape="id7" draw:end-glue-point="4" svg:d="M16002 6775h2456v846" svg:viewBox="0 0 2457 847">
          <text:p/>
        </draw:connector>
        <draw:connector draw:style-name="gr18" draw:text-style-name="P11" draw:layer="layout" svg:x1="17.512cm" svg:y1="9.279cm" svg:x2="18.458cm" svg:y2="8.536cm" draw:start-shape="id8" draw:start-glue-point="1" draw:end-shape="id7" draw:end-glue-point="8" svg:d="M17512 9279h946v-743" svg:viewBox="0 0 947 744">
          <text:p/>
        </draw:connector>
        <draw:connector draw:style-name="gr18" draw:text-style-name="P11" draw:layer="layout" draw:type="line" svg:x1="12.419cm" svg:y1="9.274cm" svg:x2="14.115cm" svg:y2="9.279cm" draw:start-shape="id5" draw:start-glue-point="1" draw:end-shape="id8" draw:end-glue-point="3" svg:d="M12419 9274l1696 5" svg:viewBox="0 0 1697 6">
          <text:p/>
        </draw:connector>
        <draw:connector draw:style-name="gr18" draw:text-style-name="P11" draw:layer="layout" draw:type="line" svg:x1="9.752cm" svg:y1="6.775cm" svg:x2="11.284cm" svg:y2="6.775cm" draw:start-shape="id4" draw:start-glue-point="1" draw:end-shape="id6" draw:end-glue-point="3" svg:d="M9752 6775h1532" svg:viewBox="0 0 1533 1">
          <text:p/>
        </draw:connector>
        <draw:line draw:style-name="gr18" draw:text-style-name="P13" draw:layer="layout" svg:x1="18.915cm" svg:y1="8.104cm" svg:x2="20.32cm" svg:y2="8.104cm">
          <text:p/>
        </draw:line>
        <draw:frame draw:style-name="gr21" draw:text-style-name="P9" draw:layer="layout" svg:width="2.54cm" svg:height="1.199cm" svg:x="20.32cm" svg:y="7.436cm">
          <draw:text-box>
            <text:p text:style-name="P2"><text:span text:style-name="T2">Position </text:span></text:p>
            <text:p text:style-name="P2"><text:span text:style-name="T2">Estimate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2" draw:text-style-name="P15" xml:id="id10" draw:id="id10" draw:layer="layout" svg:width="4.744cm" svg:height="2.155cm" svg:x="14.512cm" svg:y="7.765cm">
          <draw:text-box>
            <text:p text:style-name="P14"><text:span text:style-name="T3">Position and </text:span><text:span text:style-name="T3">Orientation </text:span><text:span text:style-name="T3">Estimate</text:span></text:p>
          </draw:text-box>
        </draw:frame>
        <draw:frame draw:style-name="gr23" draw:text-style-name="P16" xml:id="id9" draw:id="id9" draw:layer="layout" svg:width="4.745cm" svg:height="1.31cm" svg:x="6.35cm" svg:y="8.185cm">
          <draw:text-box>
            <text:p text:style-name="P14"><text:span text:style-name="T3">IMU Sensor</text:span></text:p>
          </draw:text-box>
        </draw:frame>
        <draw:connector draw:style-name="gr24" draw:text-style-name="P17" draw:layer="layout" draw:type="line" svg:x1="11.095cm" svg:y1="8.84cm" svg:x2="14.512cm" svg:y2="8.842cm" draw:start-shape="id9" draw:start-glue-point="1" draw:end-shape="id10" draw:end-glue-point="3" svg:d="M11095 8840l3417 2" svg:viewBox="0 0 3418 3">
          <text:p/>
        </draw:connector>
        <draw:frame draw:style-name="gr25" draw:text-style-name="P15" xml:id="id11" draw:id="id11" draw:layer="layout" svg:width="2.286cm" svg:height="1.27cm" svg:x="15.741cm" svg:y="5.664cm">
          <draw:text-box>
            <text:p text:style-name="P14"><text:span text:style-name="T3">ZUPT</text:span></text:p>
          </draw:text-box>
        </draw:frame>
        <draw:connector draw:style-name="gr26" draw:text-style-name="P4" draw:layer="layout" draw:line-skew="-1.089cm" svg:x1="11.095cm" svg:y1="8.84cm" svg:x2="15.741cm" svg:y2="6.299cm" draw:start-shape="id9" draw:start-glue-point="1" draw:end-shape="id11" draw:end-glue-point="3" svg:d="M11095 8840h1234v-2541h3412" svg:viewBox="0 0 4647 2542">
          <text:p/>
        </draw:connector>
        <draw:connector draw:style-name="gr26" draw:text-style-name="P4" draw:layer="layout" draw:type="line" svg:x1="16.884cm" svg:y1="6.934cm" svg:x2="16.884cm" svg:y2="7.765cm" draw:start-shape="id11" draw:start-glue-point="2" draw:end-shape="id10" draw:end-glue-point="0" svg:d="M16884 6934v831" svg:viewBox="0 0 1 832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7" draw:text-style-name="P19" draw:layer="layout" svg:width="6.858cm" svg:height="9.86cm" svg:x="18.288cm" svg:y="2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3.462cm" svg:height="8.636cm" svg:x="4.064cm" svg:y="4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1" xml:id="id16" draw:id="id16" draw:layer="layout" svg:width="4.718cm" svg:height="1.39cm" svg:x="9.868cm" svg:y="6.046cm">
          <draw:text-box>
            <text:p text:style-name="P2"><text:span text:style-name="T4">Heading </text:span><text:span text:style-name="T4">Estimation</text:span></text:p>
            <text:p text:style-name="P2"><text:span text:style-name="T5">One </text:span><text:span text:style-name="T5">carrying </text:span><text:span text:style-name="T5">mode</text:span></text:p>
          </draw:text-box>
        </draw:frame>
        <draw:frame draw:style-name="gr30" draw:text-style-name="P21" xml:id="id14" draw:id="id14" draw:layer="layout" svg:width="3.048cm" svg:height="2.621cm" svg:x="8.536cm" svg:y="9.331cm">
          <draw:text-box>
            <text:p text:style-name="P2"><text:span text:style-name="T4">Step </text:span><text:span text:style-name="T4">Detecti</text:span><text:span text:style-name="T4">on</text:span></text:p>
            <text:p text:style-name="P2"><text:span text:style-name="T5">Window</text:span><text:span text:style-name="T5">ed peak </text:span><text:span text:style-name="T5">detectio</text:span><text:span text:style-name="T5">n</text:span></text:p>
          </draw:text-box>
        </draw:frame>
        <draw:frame draw:style-name="gr31" draw:text-style-name="P21" xml:id="id15" draw:id="id15" draw:layer="layout" svg:width="3.397cm" svg:height="2.406cm" svg:x="12.699cm" svg:y="9.416cm">
          <draw:text-box>
            <text:p text:style-name="P2"><text:span text:style-name="T4">Step Length </text:span><text:span text:style-name="T4">Estimation</text:span></text:p>
            <text:p text:style-name="P2"><text:span text:style-name="T5">Frequency based </text:span><text:span text:style-name="T5">model</text:span></text:p>
          </draw:text-box>
        </draw:frame>
        <draw:frame draw:style-name="gr32" draw:text-style-name="P21" xml:id="id13" draw:id="id13" draw:layer="layout" svg:width="2.83cm" svg:height="4.043cm" svg:x="4.527cm" svg:y="4.756cm">
          <draw:text-box>
            <text:p text:style-name="P2"><text:span text:style-name="T4">Orienta</text:span><text:span text:style-name="T4">tion </text:span><text:span text:style-name="T4">Estimat</text:span><text:span text:style-name="T4">ion</text:span></text:p>
            <text:p text:style-name="P2"><text:span text:style-name="T5">Extend</text:span><text:span text:style-name="T5">ed </text:span><text:span text:style-name="T5">Kalman </text:span><text:span text:style-name="T5">Filter </text:span><text:span text:style-name="T5">with </text:span><text:span text:style-name="T5">threshol</text:span><text:span text:style-name="T5">d </text:span><text:span text:style-name="T5">disturba</text:span><text:span text:style-name="T5">nce </text:span><text:span text:style-name="T5">rejectio</text:span><text:span text:style-name="T5">n</text:span></text:p>
          </draw:text-box>
        </draw:frame>
        <draw:frame draw:style-name="gr33" draw:text-style-name="P22" xml:id="id12" draw:id="id12" draw:layer="layout" svg:width="2.994cm" svg:height="1.385cm" svg:x="0.154cm" svg:y="7.844cm">
          <draw:text-box>
            <text:p text:style-name="P2"><text:span text:style-name="T6">Smartph</text:span><text:span text:style-name="T6">one</text:span></text:p>
            <text:p text:style-name="P2"><text:span text:style-name="T6">IMU </text:span><text:span text:style-name="T6">sensor</text:span></text:p>
          </draw:text-box>
        </draw:frame>
        <draw:connector draw:style-name="gr34" draw:text-style-name="P23" draw:layer="layout" draw:line-skew="-0.282cm" svg:x1="3.148cm" svg:y1="8.536cm" svg:x2="4.527cm" svg:y2="6.777cm" draw:start-shape="id12" draw:start-glue-point="1" draw:end-shape="id13" draw:end-glue-point="3" svg:d="M3148 8536h408v-1759h971" svg:viewBox="0 0 1380 1760">
          <text:p/>
        </draw:connector>
        <draw:connector draw:style-name="gr34" draw:text-style-name="P23" draw:layer="layout" draw:line-skew="-0.493cm" svg:x1="3.148cm" svg:y1="8.536cm" svg:x2="4.448cm" svg:y2="10.691cm" draw:start-shape="id12" draw:start-glue-point="1" svg:d="M3148 8536h408v2155h892" svg:viewBox="0 0 1301 2156">
          <text:p/>
        </draw:connector>
        <draw:g xml:id="id20" draw:id="id20">
          <draw:custom-shape draw:style-name="gr35" draw:text-style-name="P24" draw:layer="layout" svg:width="0.914cm" svg:height="0.914cm" svg:x="16.185cm" svg:y="8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26" draw:layer="layout" svg:width="0.914cm" svg:height="0.923cm" svg:x="16.185cm" svg:y="8.35cm">
            <draw:text-box>
              <text:p text:style-name="P25">+</text:p>
            </draw:text-box>
          </draw:frame>
        </draw:g>
        <draw:connector draw:style-name="gr34" draw:text-style-name="P23" draw:layer="layout" draw:type="line" svg:x1="11.584cm" svg:y1="10.641cm" svg:x2="12.699cm" svg:y2="10.619cm" draw:start-shape="id14" draw:start-glue-point="1" draw:end-shape="id15" draw:end-glue-point="3" svg:d="M11584 10641l1115-22" svg:viewBox="0 0 1116 23">
          <text:p/>
        </draw:connector>
        <draw:connector draw:style-name="gr34" draw:text-style-name="P23" draw:layer="layout" draw:type="line" svg:x1="7.357cm" svg:y1="6.777cm" svg:x2="9.868cm" svg:y2="6.741cm" draw:start-shape="id13" draw:start-glue-point="1" draw:end-shape="id16" draw:end-glue-point="3" svg:d="M7357 6777l2511-36" svg:viewBox="0 0 2512 37">
          <text:p/>
        </draw:connector>
        <draw:frame draw:style-name="gr37" draw:text-style-name="P27" draw:layer="layout" svg:width="2.224cm" svg:height="1.433cm" svg:x="18.304cm" svg:y="7.555cm">
          <draw:text-box>
            <text:p text:style-name="P2"><text:span text:style-name="T7">SHS trajectory</text:span></text:p>
          </draw:text-box>
        </draw:frame>
        <draw:frame draw:style-name="gr38" draw:text-style-name="P29" xml:id="id21" draw:id="id21" draw:layer="layout" svg:width="2.5cm" svg:height="2.147cm" svg:x="25.4cm" svg:y="7.698cm">
          <draw:text-box>
            <text:p text:style-name="P28"><text:span text:style-name="T8">Absolute </text:span><text:span text:style-name="T8">position estimate</text:span></text:p>
          </draw:text-box>
        </draw:frame>
        <draw:frame draw:style-name="gr39" draw:text-style-name="P30" draw:layer="layout" svg:width="3.81cm" svg:height="0.962cm" svg:x="10.582cm" svg:y="4.884cm">
          <draw:text-box>
            <text:p text:style-name="P2"><text:span text:style-name="T9">SHS</text:span></text:p>
          </draw:text-box>
        </draw:frame>
        <draw:frame draw:style-name="gr40" draw:text-style-name="P32" xml:id="id19" draw:id="id19" draw:layer="layout" svg:width="3.6cm" svg:height="1.27cm" svg:x="20.598cm" svg:y="8.158cm">
          <draw:text-box>
            <text:p text:style-name="P31"><text:span text:style-name="T10">Sp</text:span><text:span text:style-name="T10">ati</text:span><text:span text:style-name="T10">al </text:span><text:span text:style-name="T10">co</text:span><text:span text:style-name="T10">nte</text:span><text:span text:style-name="T10">xt </text:span><text:span text:style-name="T10">Par</text:span><text:span text:style-name="T10">ticl</text:span><text:span text:style-name="T10">e </text:span><text:span text:style-name="T10">Filt</text:span><text:span text:style-name="T10">er</text:span></text:p>
          </draw:text-box>
        </draw:frame>
        <draw:frame draw:style-name="gr41" draw:text-style-name="P32" xml:id="id24" draw:id="id24" draw:layer="layout" svg:width="4.988cm" svg:height="2.147cm" svg:x="19.904cm" svg:y="10.247cm">
          <draw:text-box>
            <text:p text:style-name="P31"><text:span text:style-name="T10">D</text:span><text:span text:style-name="T10">o</text:span><text:span text:style-name="T10">or </text:span><text:span text:style-name="T10">in</text:span><text:span text:style-name="T10">te</text:span><text:span text:style-name="T10">ra</text:span><text:span text:style-name="T10">ct</text:span><text:span text:style-name="T10">io</text:span><text:span text:style-name="T10">n </text:span><text:span text:style-name="T10">d</text:span><text:span text:style-name="T10">et</text:span><text:span text:style-name="T10">e</text:span><text:span text:style-name="T10">ct</text:span><text:span text:style-name="T10">io</text:span><text:span text:style-name="T10">n</text:span></text:p>
            <text:p text:style-name="P31"><text:span text:style-name="T11">A</text:span><text:span text:style-name="T11">cc</text:span><text:span text:style-name="T11">el</text:span><text:span text:style-name="T11">er</text:span><text:span text:style-name="T11">at</text:span><text:span text:style-name="T11">io</text:span><text:span text:style-name="T11">n </text:span><text:span text:style-name="T11">th</text:span><text:span text:style-name="T11">re</text:span><text:span text:style-name="T11">s</text:span><text:span text:style-name="T11">h</text:span><text:span text:style-name="T11">ol</text:span><text:span text:style-name="T11">d</text:span><text:span text:style-name="T11">s </text:span><text:span text:style-name="T11">a</text:span><text:span text:style-name="T11">n</text:span><text:span text:style-name="T11">d </text:span><text:span text:style-name="T11">st</text:span><text:span text:style-name="T11">a</text:span><text:span text:style-name="T11">n</text:span><text:span text:style-name="T11">d</text:span><text:span text:style-name="T11">sti</text:span><text:span text:style-name="T11">ll </text:span><text:span text:style-name="T11">d</text:span><text:span text:style-name="T11">et</text:span><text:span text:style-name="T11">e</text:span><text:span text:style-name="T11">cti</text:span><text:span text:style-name="T11">o</text:span><text:span text:style-name="T11">n </text:span></text:p>
          </draw:text-box>
        </draw:frame>
        <draw:frame draw:style-name="gr42" draw:text-style-name="P34" xml:id="id17" draw:id="id17" draw:layer="layout" svg:width="3.048cm" svg:height="1.424cm" svg:x="0.124cm" svg:y="3.318cm">
          <draw:text-box>
            <text:p text:style-name="P33"><text:span text:style-name="T12">Ma</text:span><text:span text:style-name="T12">p </text:span><text:span text:style-name="T12">inf</text:span><text:span text:style-name="T12">orm</text:span><text:span text:style-name="T12">atio</text:span><text:span text:style-name="T12">n</text:span></text:p>
          </draw:text-box>
        </draw:frame>
        <draw:custom-shape draw:style-name="gr43" draw:text-style-name="P35" draw:layer="layout" svg:width="0.915cm" svg:height="1.27cm" svg:x="21.908cm" svg:y="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5" draw:layer="layout" svg:width="0.915cm" svg:height="1.27cm" svg:x="20.331cm" svg:y="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36" draw:layer="layout" svg:x1="3.172cm" svg:y1="4.03cm" svg:x2="23.657cm" svg:y2="4.942cm" draw:start-shape="id17" draw:start-glue-point="1" draw:end-shape="id18" draw:end-glue-point="0" svg:d="M3172 4030h20485v912" svg:viewBox="0 0 20486 913">
          <text:p/>
        </draw:connector>
        <draw:connector draw:style-name="gr44" draw:text-style-name="P36" draw:layer="layout" draw:line-skew="-0.357cm" svg:x1="23.657cm" svg:y1="6.212cm" svg:x2="22.398cm" svg:y2="8.158cm" draw:start-shape="id18" draw:start-glue-point="2" draw:end-shape="id19" draw:end-glue-point="0" svg:d="M23657 6212v616h-1259v1330" svg:viewBox="0 0 1260 1947">
          <text:p/>
        </draw:connector>
        <draw:connector draw:style-name="gr44" draw:text-style-name="P36" draw:layer="layout" draw:type="line" svg:x1="17.099cm" svg:y1="8.761cm" svg:x2="20.598cm" svg:y2="8.793cm" draw:start-shape="id20" draw:start-glue-point="1" draw:end-shape="id19" svg:d="M17099 8761l3499 32" svg:viewBox="0 0 3500 33">
          <text:p/>
        </draw:connector>
        <draw:frame draw:style-name="gr39" draw:text-style-name="P30" draw:layer="layout" svg:width="6.35cm" svg:height="0.962cm" svg:x="17.68cm" svg:y="2.84cm">
          <draw:text-box>
            <text:p text:style-name="P2"><text:span text:style-name="T9">Drift Reduction</text:span></text:p>
          </draw:text-box>
        </draw:frame>
        <draw:connector draw:style-name="gr44" draw:text-style-name="P36" draw:layer="layout" draw:type="line" svg:x1="24.198cm" svg:y1="8.793cm" svg:x2="25.4cm" svg:y2="8.771cm" draw:start-shape="id19" draw:end-shape="id21" draw:end-glue-point="3" svg:d="M24198 8793l1202-22" svg:viewBox="0 0 1203 23">
          <text:p/>
        </draw:connector>
        <draw:frame draw:style-name="gr33" draw:text-style-name="P22" xml:id="id23" draw:id="id23" draw:layer="layout" svg:width="2.994cm" svg:height="1.385cm" svg:x="0.127cm" svg:y="12.89cm">
          <draw:text-box>
            <text:p text:style-name="P2"><text:span text:style-name="T6">Smartwatch</text:span></text:p>
            <text:p text:style-name="P2"><text:span text:style-name="T6">IMU sensor</text:span></text:p>
          </draw:text-box>
        </draw:frame>
        <draw:frame draw:style-name="gr45" draw:text-style-name="P21" xml:id="id22" draw:id="id22" draw:layer="layout" svg:width="2.83cm" svg:height="3.569cm" svg:x="4.436cm" svg:y="9.368cm">
          <draw:text-box>
            <text:p text:style-name="P2"><text:span text:style-name="T4">Walk Detection</text:span></text:p>
            <text:p text:style-name="P2"><text:span text:style-name="T5">Threshold standard deviation acceleration norm</text:span></text:p>
          </draw:text-box>
        </draw:frame>
        <draw:connector draw:style-name="gr46" draw:text-style-name="P35" draw:layer="layout" draw:line-skew="-0.224cm" svg:x1="7.266cm" svg:y1="11.152cm" svg:x2="8.536cm" svg:y2="10.641cm" draw:start-shape="id22" draw:start-glue-point="1" draw:end-shape="id14" draw:end-glue-point="3" svg:d="M7266 11152h411v-511h859" svg:viewBox="0 0 1271 512">
          <text:p/>
        </draw:connector>
        <draw:connector draw:style-name="gr46" draw:text-style-name="P35" draw:layer="layout" svg:x1="3.121cm" svg:y1="13.582cm" svg:x2="22.398cm" svg:y2="12.394cm" draw:start-shape="id23" draw:start-glue-point="1" draw:end-shape="id24" draw:end-glue-point="2" svg:d="M3121 13582h19277v-1188" svg:viewBox="0 0 19278 1189">
          <text:p/>
        </draw:connector>
        <draw:connector draw:style-name="gr46" draw:text-style-name="P35" draw:layer="layout" svg:x1="3.172cm" svg:y1="4.03cm" svg:x2="20.793cm" svg:y2="4.942cm" draw:start-shape="id17" draw:start-glue-point="1" draw:end-shape="id25" draw:end-glue-point="0" svg:d="M3172 4030h17621v912" svg:viewBox="0 0 17622 913">
          <text:p/>
        </draw:connector>
        <draw:connector draw:style-name="gr47" draw:text-style-name="P4" draw:layer="layout" svg:x1="14.586cm" svg:y1="6.741cm" svg:x2="16.642cm" svg:y2="8.25cm" draw:start-shape="id16" draw:start-glue-point="1" draw:end-shape="id20" draw:end-glue-point="0" svg:d="M14586 6741h2056v1509" svg:viewBox="0 0 2057 1510">
          <text:p/>
        </draw:connector>
        <draw:connector draw:style-name="gr47" draw:text-style-name="P4" draw:layer="layout" svg:x1="16.096cm" svg:y1="10.619cm" svg:x2="16.642cm" svg:y2="9.273cm" draw:start-shape="id15" draw:start-glue-point="1" draw:end-shape="id20" draw:end-glue-point="2" svg:d="M16096 10619h546v-1346" svg:viewBox="0 0 547 1347">
          <text:p/>
        </draw:connector>
        <draw:frame draw:style-name="gr40" draw:text-style-name="P32" xml:id="id18" draw:id="id18" draw:layer="layout" svg:width="2.61cm" svg:height="1.27cm" svg:x="22.352cm" svg:y="4.942cm">
          <draw:text-box>
            <text:p text:style-name="P31"><text:span text:style-name="T10">Door locations</text:span></text:p>
          </draw:text-box>
        </draw:frame>
        <draw:frame draw:style-name="gr40" draw:text-style-name="P32" xml:id="id25" draw:id="id25" draw:layer="layout" svg:width="2.794cm" svg:height="1.27cm" svg:x="19.396cm" svg:y="4.942cm">
          <draw:text-box>
            <text:p text:style-name="P31"><text:span text:style-name="T10">Wall constraints</text:span></text:p>
          </draw:text-box>
        </draw:frame>
        <draw:connector draw:style-name="gr47" draw:text-style-name="P4" draw:layer="layout" draw:line-skew="-0.357cm" svg:x1="20.793cm" svg:y1="6.212cm" svg:x2="22.398cm" svg:y2="8.158cm" draw:start-shape="id25" draw:start-glue-point="2" draw:end-shape="id19" draw:end-glue-point="0" svg:d="M20793 6212v616h1605v1330" svg:viewBox="0 0 1606 1947">
          <text:p/>
        </draw:connector>
        <draw:connector draw:style-name="gr47" draw:text-style-name="P4" draw:layer="layout" draw:type="line" svg:x1="22.398cm" svg:y1="10.247cm" svg:x2="22.398cm" svg:y2="9.428cm" draw:start-shape="id24" draw:start-glue-point="0" draw:end-shape="id19" draw:end-glue-point="2" svg:d="M22398 10247v-819" svg:viewBox="0 0 1 820">
          <text:p/>
        </draw:connector>
        <draw:connector draw:style-name="gr47" draw:text-style-name="P4" draw:layer="layout" draw:line-skew="0cm 2.29cm" svg:x1="10.06cm" svg:y1="11.952cm" svg:x2="19.904cm" svg:y2="11.32cm" draw:start-shape="id14" draw:start-glue-point="2" draw:end-shape="id24" draw:end-glue-point="3" svg:d="M10060 11952v501h7974v-1133h1870" svg:viewBox="0 0 9845 1134">
          <text:p/>
        </draw:connector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8" draw:text-style-name="P37" xml:id="id26" draw:id="id26" draw:layer="layout" svg:width="7.112cm" svg:height="1.016cm" svg:x="2.164cm" svg:y="4.456cm">
          <draw:text-box>
            <text:p>Time Domain Analysis</text:p>
          </draw:text-box>
        </draw:frame>
        <draw:frame draw:style-name="gr48" draw:text-style-name="P37" draw:layer="layout" svg:width="8.382cm" svg:height="1.016cm" svg:x="0.894cm" svg:y="8.752cm">
          <draw:text-box>
            <text:p>Frequency Domain Analysis</text:p>
          </draw:text-box>
        </draw:frame>
        <draw:frame draw:style-name="gr48" draw:text-style-name="P39" xml:id="id33" draw:id="id33" draw:layer="layout" svg:width="6.858cm" svg:height="1.016cm" svg:x="2.418cm" svg:y="11.546cm">
          <draw:text-box>
            <text:p text:style-name="P38">Feature Classification</text:p>
          </draw:text-box>
        </draw:frame>
        <draw:frame draw:style-name="gr49" draw:text-style-name="P37" xml:id="id27" draw:id="id27" draw:layer="layout" svg:width="4.318cm" svg:height="0.962cm" svg:x="13.024cm" svg:y="2.143cm">
          <draw:text-box>
            <text:p>Thresholding</text:p>
          </draw:text-box>
        </draw:frame>
        <draw:frame draw:style-name="gr48" draw:text-style-name="P37" xml:id="id28" draw:id="id28" draw:layer="layout" svg:width="8.128cm" svg:height="1.016cm" svg:x="13.024cm" svg:y="3.527cm">
          <draw:text-box>
            <text:p>Windowed Peak Detection</text:p>
          </draw:text-box>
        </draw:frame>
        <draw:frame draw:style-name="gr48" draw:text-style-name="P37" xml:id="id29" draw:id="id29" draw:layer="layout" svg:width="5.01cm" svg:height="1.016cm" svg:x="13.024cm" svg:y="5.164cm">
          <draw:text-box>
            <text:p>Autocorrelation</text:p>
          </draw:text-box>
        </draw:frame>
        <draw:frame draw:style-name="gr48" draw:text-style-name="P37" xml:id="id30" draw:id="id30" draw:layer="layout" svg:width="7.112cm" svg:height="1.016cm" svg:x="13.024cm" svg:y="6.558cm">
          <draw:text-box>
            <text:p>Dynamic Time Warping</text:p>
          </draw:text-box>
        </draw:frame>
        <draw:connector draw:style-name="gr50" draw:text-style-name="P4" draw:layer="layout" svg:x1="9.276cm" svg:y1="4.964cm" svg:x2="13.024cm" svg:y2="2.624cm" draw:start-shape="id26" draw:start-glue-point="1" draw:end-shape="id27" svg:d="M9276 4964h1874v-2340h1874" svg:viewBox="0 0 3749 2341">
          <text:p/>
        </draw:connector>
        <draw:connector draw:style-name="gr50" draw:text-style-name="P4" draw:layer="layout" svg:x1="9.276cm" svg:y1="4.964cm" svg:x2="13.024cm" svg:y2="4.035cm" draw:start-shape="id26" draw:start-glue-point="1" draw:end-shape="id28" draw:end-glue-point="3" svg:d="M9276 4964h1874v-929h1874" svg:viewBox="0 0 3749 930">
          <text:p/>
        </draw:connector>
        <draw:connector draw:style-name="gr50" draw:text-style-name="P4" draw:layer="layout" svg:x1="9.276cm" svg:y1="4.964cm" svg:x2="13.024cm" svg:y2="5.672cm" draw:start-shape="id26" draw:start-glue-point="1" draw:end-shape="id29" svg:d="M9276 4964h1874v708h1874" svg:viewBox="0 0 3749 709">
          <text:p/>
        </draw:connector>
        <draw:connector draw:style-name="gr50" draw:text-style-name="P4" draw:layer="layout" svg:x1="9.276cm" svg:y1="4.964cm" svg:x2="13.024cm" svg:y2="7.066cm" draw:start-shape="id26" draw:start-glue-point="1" draw:end-shape="id30" draw:end-glue-point="3" svg:d="M9276 4964h1874v2102h1874" svg:viewBox="0 0 3749 2103">
          <text:p/>
        </draw:connector>
        <draw:frame draw:style-name="gr49" draw:text-style-name="P37" xml:id="id32" draw:id="id32" draw:layer="layout" svg:width="9.144cm" svg:height="0.962cm" svg:x="13.024cm" svg:y="8.498cm">
          <draw:text-box>
            <text:p>Short Term Fourier Transform</text:p>
          </draw:text-box>
        </draw:frame>
        <draw:frame draw:style-name="gr48" draw:text-style-name="P37" xml:id="id31" draw:id="id31" draw:layer="layout" svg:width="9.652cm" svg:height="1.016cm" svg:x="13.024cm" svg:y="9.768cm">
          <draw:text-box>
            <text:p>Continuous Discrete Transform</text:p>
          </draw:text-box>
        </draw:frame>
        <draw:frame draw:style-name="gr48" draw:text-style-name="P37" xml:id="id34" draw:id="id34" draw:layer="layout" svg:width="6.858cm" svg:height="1.016cm" svg:x="13.024cm" svg:y="11.8cm">
          <draw:text-box>
            <text:p>K-Means Clustering</text:p>
          </draw:text-box>
        </draw:frame>
        <draw:frame draw:style-name="gr49" draw:text-style-name="P37" xml:id="id35" draw:id="id35" draw:layer="layout" svg:width="7.62cm" svg:height="0.962cm" svg:x="13.024cm" svg:y="13.07cm">
          <draw:text-box>
            <text:p>Hidden Markov Model</text:p>
          </draw:text-box>
        </draw:frame>
        <draw:connector draw:style-name="gr50" draw:text-style-name="P4" draw:layer="layout" draw:line-skew="-0.112cm" svg:x1="9.276cm" svg:y1="9.26cm" svg:x2="13.024cm" svg:y2="10.276cm" draw:end-shape="id31" svg:d="M9276 9260h1512v1016h2236" svg:viewBox="0 0 3749 1017">
          <text:p/>
        </draw:connector>
        <draw:connector draw:style-name="gr50" draw:text-style-name="P4" draw:layer="layout" draw:line-skew="-0.112cm" svg:x1="9.276cm" svg:y1="9.26cm" svg:x2="13.024cm" svg:y2="8.979cm" draw:end-shape="id32" draw:end-glue-point="3" svg:d="M9276 9260h1512v-281h2236" svg:viewBox="0 0 3749 282">
          <text:p/>
        </draw:connector>
        <draw:connector draw:style-name="gr50" draw:text-style-name="P4" draw:layer="layout" svg:x1="9.276cm" svg:y1="12.054cm" svg:x2="13.024cm" svg:y2="12.308cm" draw:start-shape="id33" draw:start-glue-point="1" draw:end-shape="id34" draw:end-glue-point="3" svg:d="M9276 12054h1874v254h1874" svg:viewBox="0 0 3749 255">
          <text:p/>
        </draw:connector>
        <draw:connector draw:style-name="gr50" draw:text-style-name="P4" draw:layer="layout" svg:x1="9.276cm" svg:y1="12.054cm" svg:x2="13.024cm" svg:y2="13.551cm" draw:start-shape="id33" draw:start-glue-point="1" draw:end-shape="id35" draw:end-glue-point="3" svg:d="M9276 12054h1874v1497h1874" svg:viewBox="0 0 3749 1498">
          <text:p/>
        </draw:connector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1" draw:text-style-name="P40" draw:layer="layout" svg:width="8.221cm" svg:height="8.221cm" svg:x="8.498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1" draw:layer="layout" svg:width="8.221cm" svg:height="8.221cm" svg:x="11.96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2" draw:layer="layout" svg:width="8.221cm" svg:height="8.221cm" svg:x="8.872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3" draw:layer="layout" svg:width="1.121cm" svg:height="1.121cm" svg:x="12.329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3" draw:layer="layout" svg:width="1.121cm" svg:height="1.121cm" svg:x="15.598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3" draw:layer="layout" svg:width="1.121cm" svg:height="1.121cm" svg:x="11.861cm" svg:y="10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4" draw:layer="layout" svg:width="0.762cm" svg:height="4.064cm" svg:x="10.322cm" svg:y="5.809cm">
          <text:p/>
          <draw:enhanced-geometry svg:viewBox="0 0 21600 21600" draw:type="rectangle" draw:enhanced-path="M 0 0 L 21600 0 21600 21600 0 21600 0 0 Z N"/>
        </draw:custom-shape>
        <draw:frame draw:style-name="gr58" draw:text-style-name="P37" draw:layer="layout" svg:width="0.762cm" svg:height="3.095cm" svg:x="10.26cm" svg:y="6.403cm">
          <draw:text-box>
            <text:p>D</text:p>
            <text:p>O</text:p>
            <text:p>O</text:p>
            <text:p>R</text:p>
          </draw:text-box>
        </draw:frame>
        <draw:frame draw:style-name="gr59" draw:text-style-name="P37" draw:layer="layout" svg:width="1.524cm" svg:height="0.962cm" svg:x="12.246cm" svg:y="4.98cm">
          <draw:text-box>
            <text:p>P1</text:p>
          </draw:text-box>
        </draw:frame>
        <draw:frame draw:style-name="gr59" draw:text-style-name="P37" draw:layer="layout" svg:width="1.524cm" svg:height="0.962cm" svg:x="15.569cm" svg:y="8.89cm">
          <draw:text-box>
            <text:p>P2</text:p>
          </draw:text-box>
        </draw:frame>
        <draw:frame draw:style-name="gr59" draw:text-style-name="P37" draw:layer="layout" svg:width="1.524cm" svg:height="0.962cm" svg:x="12.246cm" svg:y="4.98cm">
          <draw:text-box>
            <text:p>P1</text:p>
          </draw:text-box>
        </draw:frame>
        <draw:frame draw:style-name="gr59" draw:text-style-name="P37" draw:layer="layout" svg:width="1.524cm" svg:height="0.962cm" svg:x="11.861cm" svg:y="10.388cm">
          <draw:text-box>
            <text:p>P3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0" draw:text-style-name="P45" xml:id="id36" draw:id="id36" draw:layer="layout" svg:width="5.842cm" svg:height="1.016cm" svg:x="0.218cm" svg:y="0.516cm">
          <draw:text-box>
            <text:p><text:span text:style-name="T13">Indoor Localization</text:span></text:p>
          </draw:text-box>
        </draw:frame>
        <draw:frame draw:style-name="gr60" draw:text-style-name="P45" xml:id="id37" draw:id="id37" draw:layer="layout" svg:width="6.35cm" svg:height="1.016cm" svg:x="4.064cm" svg:y="2.74cm">
          <draw:text-box>
            <text:p><text:span text:style-name="T13">Infrastruc</text:span><text:span text:style-name="T13">ture </text:span><text:span text:style-name="T13">Independ</text:span><text:span text:style-name="T13">ent</text:span></text:p>
          </draw:text-box>
        </draw:frame>
        <draw:frame draw:style-name="gr60" draw:text-style-name="P45" xml:id="id38" draw:id="id38" draw:layer="layout" svg:width="6.858cm" svg:height="1.016cm" svg:x="8.636cm" svg:y="4.81cm">
          <draw:text-box>
            <text:p><text:span text:style-name="T13">Pedestrian Dead Reckoning</text:span></text:p>
          </draw:text-box>
        </draw:frame>
        <draw:frame draw:style-name="gr61" draw:text-style-name="P46" xml:id="id39" draw:id="id39" draw:layer="layout" svg:width="1.492cm" svg:height="0.806cm" svg:x="9.176cm" svg:y="7.142cm">
          <draw:text-box>
            <text:p text:style-name="P2"><text:span text:style-name="T13">...</text:span></text:p>
          </draw:text-box>
        </draw:frame>
        <draw:frame draw:style-name="gr61" draw:text-style-name="P47" xml:id="id40" draw:id="id40" draw:layer="layout" svg:width="6.35cm" svg:height="0.806cm" svg:x="10.93cm" svg:y="7.142cm">
          <draw:text-box>
            <text:p><text:span text:style-name="T14">Step and Heading System</text:span></text:p>
          </draw:text-box>
        </draw:frame>
        <draw:frame draw:style-name="gr61" draw:text-style-name="P45" xml:id="id41" draw:id="id41" draw:layer="layout" svg:width="4.826cm" svg:height="0.806cm" svg:x="15.434cm" svg:y="8.428cm">
          <draw:text-box>
            <text:p><text:span text:style-name="T13">Walk and Detection</text:span></text:p>
          </draw:text-box>
        </draw:frame>
        <draw:frame draw:style-name="gr62" draw:text-style-name="P45" xml:id="id43" draw:id="id43" draw:layer="layout" svg:width="6.096cm" svg:height="1.361cm" svg:x="15.434cm" svg:y="10.57cm">
          <draw:text-box>
            <text:p><text:span text:style-name="T13">Step Heading Estimation</text:span></text:p>
          </draw:text-box>
        </draw:frame>
        <draw:frame draw:style-name="gr61" draw:text-style-name="P45" xml:id="id42" draw:id="id42" draw:layer="layout" svg:width="5.842cm" svg:height="0.806cm" svg:x="15.434cm" svg:y="9.498cm">
          <draw:text-box>
            <text:p><text:span text:style-name="T13">Step Length Estimation</text:span></text:p>
          </draw:text-box>
        </draw:frame>
        <draw:connector draw:style-name="gr50" draw:text-style-name="P4" draw:layer="layout" draw:line-skew="-0.208cm" svg:x1="3.139cm" svg:y1="1.532cm" svg:x2="7.239cm" svg:y2="2.74cm" draw:start-shape="id36" draw:start-glue-point="2" draw:end-shape="id37" draw:end-glue-point="0" svg:d="M3139 1532v396h4100v812" svg:viewBox="0 0 4101 1209">
          <text:p/>
        </draw:connector>
        <draw:connector draw:style-name="gr50" draw:text-style-name="P4" draw:layer="layout" draw:line-skew="-0.219cm" svg:x1="7.239cm" svg:y1="3.756cm" svg:x2="12.065cm" svg:y2="4.81cm" draw:start-shape="id37" draw:start-glue-point="2" draw:end-shape="id38" draw:end-glue-point="0" svg:d="M7239 3756v308h4826v746" svg:viewBox="0 0 4827 1055">
          <text:p/>
        </draw:connector>
        <draw:connector draw:style-name="gr50" draw:text-style-name="P4" draw:layer="layout" svg:x1="12.065cm" svg:y1="5.826cm" svg:x2="9.922cm" svg:y2="7.142cm" draw:start-shape="id38" draw:start-glue-point="2" draw:end-shape="id39" svg:d="M12065 5826v658h-2143v658" svg:viewBox="0 0 2144 1317">
          <text:p/>
        </draw:connector>
        <draw:connector draw:style-name="gr50" draw:text-style-name="P4" draw:layer="layout" svg:x1="12.065cm" svg:y1="5.826cm" svg:x2="14.105cm" svg:y2="7.142cm" draw:start-shape="id38" draw:start-glue-point="2" draw:end-shape="id40" draw:end-glue-point="0" svg:d="M12065 5826v658h2040v658" svg:viewBox="0 0 2041 1317">
          <text:p/>
        </draw:connector>
        <draw:connector draw:style-name="gr50" draw:text-style-name="P4" draw:layer="layout" svg:x1="14.105cm" svg:y1="7.948cm" svg:x2="15.434cm" svg:y2="8.831cm" draw:start-shape="id40" draw:start-glue-point="2" draw:end-shape="id41" draw:end-glue-point="3" svg:d="M14105 7948v883h1329" svg:viewBox="0 0 1330 884">
          <text:p/>
        </draw:connector>
        <draw:connector draw:style-name="gr50" draw:text-style-name="P4" draw:layer="layout" svg:x1="14.105cm" svg:y1="7.948cm" svg:x2="15.434cm" svg:y2="9.901cm" draw:start-shape="id40" draw:start-glue-point="2" draw:end-shape="id42" draw:end-glue-point="3" svg:d="M14105 7948v1953h1329" svg:viewBox="0 0 1330 1954">
          <text:p/>
        </draw:connector>
        <draw:connector draw:style-name="gr50" draw:text-style-name="P4" draw:layer="layout" svg:x1="14.105cm" svg:y1="7.948cm" svg:x2="15.434cm" svg:y2="11.25cm" draw:start-shape="id40" draw:start-glue-point="2" draw:end-shape="id43" draw:end-glue-point="3" svg:d="M14105 7948v3302h1329" svg:viewBox="0 0 1330 3303">
          <text:p/>
        </draw:connector>
        <draw:frame draw:style-name="gr61" draw:text-style-name="P46" xml:id="id45" draw:id="id45" draw:layer="layout" svg:width="1.492cm" svg:height="0.806cm" svg:x="5.366cm" svg:y="4.782cm">
          <draw:text-box>
            <text:p text:style-name="P2"><text:span text:style-name="T13">...</text:span></text:p>
          </draw:text-box>
        </draw:frame>
        <draw:frame draw:style-name="gr61" draw:text-style-name="P46" xml:id="id44" draw:id="id44" draw:layer="layout" svg:width="1.492cm" svg:height="0.806cm" svg:x="1.524cm" svg:y="2.594cm">
          <draw:text-box>
            <text:p text:style-name="P2"><text:span text:style-name="T13">...</text:span></text:p>
          </draw:text-box>
        </draw:frame>
        <draw:connector draw:style-name="gr50" draw:text-style-name="P4" draw:layer="layout" draw:line-skew="-0.131cm" svg:x1="3.139cm" svg:y1="1.532cm" svg:x2="2.27cm" svg:y2="2.594cm" draw:start-shape="id36" draw:start-glue-point="2" draw:end-shape="id44" draw:end-glue-point="0" svg:d="M3139 1532v400h-869v662" svg:viewBox="0 0 870 1063">
          <text:p/>
        </draw:connector>
        <draw:connector draw:style-name="gr50" draw:text-style-name="P4" draw:layer="layout" draw:line-skew="-0.205cm" svg:x1="7.239cm" svg:y1="3.756cm" svg:x2="6.112cm" svg:y2="4.782cm" draw:start-shape="id37" draw:start-glue-point="2" draw:end-shape="id45" draw:end-glue-point="0" svg:d="M7239 3756v308h-1127v718" svg:viewBox="0 0 1128 1027">
          <text:p/>
        </draw:connector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2" draw:display-name="Transparency 32" draw:style="radial" draw:cx="50%" draw:cy="50%" draw:start="0%" draw:end="100%" draw:border="3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out_20_fill_5f_1" style:display-name="Object without fill_1" style:family="graphic" style:parent-style-name="standard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4T17:16:24.781371810</meta:creation-date>
    <meta:editing-duration>PT3H30M17S</meta:editing-duration>
    <meta:editing-cycles>25</meta:editing-cycles>
    <meta:generator>LibreOffice/6.0.7.3$Linux_X86_64 LibreOffice_project/00m0$Build-3</meta:generator>
    <dc:date>2020-11-26T10:22:55.679470907</dc:date>
    <meta:document-statistic meta:object-count="164"/>
  </office:meta>
</office:document-meta>
</file>